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2.505cm" fo:margin-right="0cm" fo:margin-top="0.423cm" fo:margin-bottom="0.423cm" fo:line-height="100%" fo:text-indent="0cm" style:auto-text-indent="false" fo:background-color="#ffffff">
        <style:background-image/>
      </style:paragraph-properties>
      <style:text-properties fo:font-style="italic" style:font-style-asian="italic"/>
    </style:style>
    <style:style style:name="P3" style:family="paragraph" style:parent-style-name="Standard" style:master-page-name="Standard">
      <style:paragraph-properties fo:margin-left="2.505cm" fo:margin-right="0cm" fo:margin-top="0.423cm" fo:margin-bottom="0.423cm" fo:line-height="100%" fo:text-indent="0cm" style:auto-text-indent="false" style:page-number="auto" fo:background-color="#ffffff">
        <style:background-image/>
      </style:paragraph-properties>
      <style:text-properties fo:font-size="18pt" style:font-size-asian="18pt" style:font-size-complex="18pt"/>
    </style:style>
    <style:style style:name="P4" style:family="paragraph" style:parent-style-name="Standard" style:list-style-name="WWNum6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</style:style>
    <style:style style:name="P5" style:family="paragraph" style:parent-style-name="Standard" style:list-style-name="WWNum4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</style:style>
    <style:style style:name="P6" style:family="paragraph" style:parent-style-name="Standard" style:list-style-name="WWNum5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</style:style>
    <style:style style:name="P7" style:family="paragraph" style:parent-style-name="Standard" style:list-style-name="WWNum7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</style:style>
    <style:style style:name="P8" style:family="paragraph" style:parent-style-name="Standard" style:list-style-name="WWNum1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</style:style>
    <style:style style:name="P9" style:family="paragraph" style:parent-style-name="Standard" style:list-style-name="WWNum2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</style:style>
    <style:style style:name="P10" style:family="paragraph" style:parent-style-name="Standard" style:list-style-name="WWNum3">
      <style:paragraph-properties fo:margin-left="3.81cm" fo:margin-right="0cm" fo:margin-top="0.423cm" fo:margin-bottom="0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11" style:family="paragraph" style:parent-style-name="Standard" style:list-style-name="WWNum6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</style:style>
    <style:style style:name="P12" style:family="paragraph" style:parent-style-name="Standard" style:list-style-name="WWNum4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</style:style>
    <style:style style:name="P13" style:family="paragraph" style:parent-style-name="Standard" style:list-style-name="WWNum5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</style:style>
    <style:style style:name="P14" style:family="paragraph" style:parent-style-name="Standard" style:list-style-name="WWNum1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</style:style>
    <style:style style:name="P15" style:family="paragraph" style:parent-style-name="Standard" style:list-style-name="WWNum2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</style:style>
    <style:style style:name="P16" style:family="paragraph" style:parent-style-name="Standard" style:list-style-name="WWNum3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</style:style>
    <style:style style:name="P17" style:family="paragraph" style:parent-style-name="Standard" style:list-style-name="WWNum6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18" style:family="paragraph" style:parent-style-name="Standard" style:list-style-name="WWNum4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19" style:family="paragraph" style:parent-style-name="Standard" style:list-style-name="WWNum5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20" style:family="paragraph" style:parent-style-name="Standard" style:list-style-name="WWNum7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21" style:family="paragraph" style:parent-style-name="Standard" style:list-style-name="WWNum2">
      <style:paragraph-properties fo:margin-left="3.81cm" fo:margin-right="0cm" fo:margin-top="0cm" fo:margin-bottom="0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22" style:family="paragraph" style:parent-style-name="Standard" style:list-style-name="WWNum6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</style:style>
    <style:style style:name="P23" style:family="paragraph" style:parent-style-name="Standard" style:list-style-name="WWNum5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</style:style>
    <style:style style:name="P24" style:family="paragraph" style:parent-style-name="Standard" style:list-style-name="WWNum7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</style:style>
    <style:style style:name="P25" style:family="paragraph" style:parent-style-name="Standard" style:list-style-name="WWNum2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</style:style>
    <style:style style:name="P26" style:family="paragraph" style:parent-style-name="Standard" style:list-style-name="WWNum3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</style:style>
    <style:style style:name="P27" style:family="paragraph" style:parent-style-name="Standard" style:list-style-name="WWNum4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28" style:family="paragraph" style:parent-style-name="Standard" style:list-style-name="WWNum1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  <style:text-properties fo:background-color="#99ff66"/>
    </style:style>
    <style:style style:name="P29" style:family="paragraph" style:parent-style-name="Standard" style:list-style-name="WWNum2">
      <style:paragraph-properties fo:margin-left="3.81cm" fo:margin-right="0cm" fo:margin-top="0cm" fo:margin-bottom="0.423cm" fo:line-height="100%" fo:text-indent="-0.635cm" style:auto-text-indent="false" fo:background-color="#ffffff">
        <style:background-image/>
      </style:paragraph-properties>
      <style:text-properties fo:language="en" fo:country="US"/>
    </style:style>
    <style:style style:name="P30" style:family="paragraph" style:parent-style-name="Standard" style:list-style-name="L1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</style:style>
    <style:style style:name="P31" style:family="paragraph" style:parent-style-name="Standard" style:list-style-name="L2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</style:style>
    <style:style style:name="P32" style:family="paragraph" style:parent-style-name="Standard" style:list-style-name="L3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</style:style>
    <style:style style:name="P33" style:family="paragraph" style:parent-style-name="Standard" style:list-style-name="L1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34" style:family="paragraph" style:parent-style-name="Standard" style:list-style-name="L2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35" style:family="paragraph" style:parent-style-name="Standard" style:list-style-name="L3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36" style:family="paragraph" style:parent-style-name="Standard" style:list-style-name="L1">
      <style:paragraph-properties fo:margin-left="3.14cm" fo:margin-right="0cm" fo:margin-top="0.423cm" fo:margin-bottom="0.423cm" fo:line-height="100%" fo:text-indent="-0.635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37" style:family="paragraph" style:parent-style-name="Standard" style:list-style-name="L2">
      <style:paragraph-properties fo:margin-top="0.423cm" fo:margin-bottom="0.423cm" fo:line-height="100%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38" style:family="paragraph" style:parent-style-name="Standard" style:list-style-name="L3">
      <style:paragraph-properties fo:margin-top="0.423cm" fo:margin-bottom="0.423cm" fo:line-height="100%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39" style:family="paragraph" style:parent-style-name="Standard" style:list-style-name="L3">
      <style:paragraph-properties fo:margin-top="0.423cm" fo:margin-bottom="0.423cm" fo:line-height="100%" fo:background-color="#ffffff">
        <style:background-image/>
      </style:paragraph-properties>
      <style:text-properties fo:language="ru" fo:country="RU"/>
    </style:style>
    <style:style style:name="P40" style:family="paragraph" style:parent-style-name="Standard" style:list-style-name="L2">
      <style:paragraph-properties fo:margin-top="0.423cm" fo:margin-bottom="0.423cm" fo:line-height="100%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41" style:family="paragraph" style:parent-style-name="Standard" style:list-style-name="L3">
      <style:paragraph-properties fo:margin-top="0.423cm" fo:margin-bottom="0.423cm" fo:line-height="100%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42" style:family="paragraph" style:parent-style-name="Standard" style:list-style-name="L3">
      <style:paragraph-properties fo:margin-top="0.423cm" fo:margin-bottom="0.423cm" fo:line-height="100%" fo:background-color="#ffffff">
        <style:background-image/>
      </style:paragraph-properties>
      <style:text-properties fo:language="en" fo:country="US" fo:font-weight="bold" fo:background-color="#99ff66" style:font-weight-asian="bold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99ff66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background-color="#99ff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ходное тестирование: Анализ данных средствами Python</text:p>
      <text:p text:style-name="P2">Правильных вариантов ответа может быть несколько.</text:p>
      <text:p text:style-name="P1">1.<text:span text:style-name="T1"> <text:s/><text:tab/></text:span>Что выведет следующая программа?<text:line-break/>print(type(4/2))</text:p>
      <text:list xml:id="list7693176316299714034" text:style-name="WWNum6">
        <text:list-item>
          <text:list>
            <text:list-item>
              <text:p text:style-name="P4">class 'int'</text:p>
            </text:list-item>
            <text:list-item>
              <text:p text:style-name="P11">class 'number'</text:p>
            </text:list-item>
            <text:list-item>
              <text:p text:style-name="P17">class 'float'</text:p>
            </text:list-item>
            <text:list-item>
              <text:p text:style-name="P22">class 'double'</text:p>
            </text:list-item>
          </text:list>
        </text:list-item>
      </text:list>
      <text:p text:style-name="P1">2.<text:span text:style-name="T1"> <text:s/><text:tab/></text:span>Какая из функций вернёт итерируемый объект?</text:p>
      <text:list xml:id="list7253387523848881441" text:style-name="WWNum4">
        <text:list-item>
          <text:list>
            <text:list-item>
              <text:p text:style-name="P5">len()</text:p>
            </text:list-item>
            <text:list-item>
              <text:p text:style-name="P18">range()</text:p>
            </text:list-item>
            <text:list-item>
              <text:p text:style-name="P12">next()</text:p>
            </text:list-item>
            <text:list-item>
              <text:p text:style-name="P27">sort()</text:p>
            </text:list-item>
          </text:list>
        </text:list-item>
      </text:list>
      <text:p text:style-name="P1">3.<text:span text:style-name="T1"> <text:s/><text:tab/></text:span>Какая структура данных используется для хранения последовательности неизменяемых объектов?</text:p>
      <text:list xml:id="list322774603945450285" text:style-name="WWNum5">
        <text:list-item>
          <text:list>
            <text:list-item>
              <text:p text:style-name="P6">список</text:p>
            </text:list-item>
            <text:list-item>
              <text:p text:style-name="P13">множество</text:p>
            </text:list-item>
            <text:list-item>
              <text:p text:style-name="P19">кортеж</text:p>
            </text:list-item>
            <text:list-item>
              <text:p text:style-name="P23">словарь</text:p>
            </text:list-item>
          </text:list>
        </text:list-item>
      </text:list>
      <text:p text:style-name="P1">4.<text:span text:style-name="T1"> <text:s/><text:tab/></text:span>Какой метод используется для добавления элемента в список?</text:p>
      <text:list xml:id="list3240806100089074752" text:style-name="WWNum7">
        <text:list-item>
          <text:list>
            <text:list-item>
              <text:p text:style-name="P7">add</text:p>
            </text:list-item>
            <text:list-item>
              <text:p text:style-name="P20">append</text:p>
            </text:list-item>
            <text:list-item>
              <text:p text:style-name="P20">insert</text:p>
            </text:list-item>
            <text:list-item>
              <text:p text:style-name="P24">pop</text:p>
            </text:list-item>
          </text:list>
        </text:list-item>
      </text:list>
      <text:p text:style-name="P1">5.<text:span text:style-name="T1"> <text:s/><text:tab/></text:span>Что выведет следующая программа?<text:line-break/>A = {1,2,4}<text:line-break/>B = {2,3,4}<text:line-break/>print(A |= B)</text:p>
      <text:list xml:id="list790511876276388946" text:style-name="WWNum1">
        <text:list-item>
          <text:list>
            <text:list-item>
              <text:p text:style-name="P8">{1,2,4}</text:p>
            </text:list-item>
            <text:list-item>
              <text:p text:style-name="P14">{1,2,3,4}</text:p>
            </text:list-item>
            <text:list-item>
              <text:p text:style-name="P14">{2}</text:p>
            </text:list-item>
            <text:list-item>
              <text:p text:style-name="P28">Syntax Error</text:p>
            </text:list-item>
          </text:list>
        </text:list-item>
      </text:list>
      <text:p text:style-name="P1">6.<text:span text:style-name="T1"> <text:s/><text:tab/></text:span>На вопрос от воспитателя, кто из трёх ребят играл в футбол, был получен ответ: «Если играл первый, то играл и второй, но неверно, что если играл третий, то играл и второй». Кто из ребят играл в футбол?</text:p>
      <text:list xml:id="list4628463161804411911" text:style-name="WWNum2">
        <text:list-item>
          <text:list>
            <text:list-item>
              <text:p text:style-name="P9"><text:soft-page-break/>Первый</text:p>
            </text:list-item>
            <text:list-item>
              <text:p text:style-name="P15">Второй</text:p>
            </text:list-item>
            <text:list-item>
              <text:p text:style-name="P21">Третий</text:p>
            </text:list-item>
            <text:list-item>
              <text:p text:style-name="P25">Все</text:p>
              <text:p text:style-name="P29">(a-&gt;b)&amp;(not( c-&gt;b))</text:p>
            </text:list-item>
          </text:list>
        </text:list-item>
      </text:list>
      <text:p text:style-name="P1">7. Дизъюнкция образуется соединением двух или нескольких высказываний с помощью:</text:p>
      <text:list xml:id="list833109461389865510" text:style-name="WWNum3">
        <text:list-item>
          <text:list>
            <text:list-item>
              <text:p text:style-name="P10">союза "или"</text:p>
            </text:list-item>
            <text:list-item>
              <text:p text:style-name="P16">союза "и"</text:p>
            </text:list-item>
            <text:list-item>
              <text:p text:style-name="P16">оборота речи "если...,то..."</text:p>
            </text:list-item>
            <text:list-item>
              <text:p text:style-name="P16">оборота речи <text:s text:c="3"/>"...тогда и только тогда,когда..."</text:p>
            </text:list-item>
            <text:list-item>
              <text:p text:style-name="P26">добавления частицы "не"</text:p>
            </text:list-item>
          </text:list>
        </text:list-item>
      </text:list>
      <text:list xml:id="list1250075924691008455" text:style-name="L1">
        <text:list-item>
          <text:p text:style-name="P30">Найдите площадь треугольника со сторонами: 3, 3, 2.</text:p>
          <text:p text:style-name="P33">через формулу полупериметров: </text:p>
          <text:p text:style-name="P36">S = sqrt(p*(p-a)*(p-b)*(p-c))</text:p>
          <text:p text:style-name="P33"><text:span text:style-name="T2">S=</text:span>2*<text:span text:style-name="T2">sqrt(2)=</text:span><text:span text:style-name="T3">2.828</text:span></text:p>
        </text:list-item>
      </text:list>
      <text:list xml:id="list5913216356558160266" text:style-name="L2">
        <text:list-item>
          <text:p text:style-name="P31">В классе из 25 учеников за домашнюю работу 7 учеников получили «5», 8 учеников – «4», 6 учеников – «3», остальные – «2». Найдите вероятность, что 3 ученика, вызванные к доске, получили «2».</text:p>
          <text:p text:style-name="P34">вероятность, что 1 ученик , вызванный к доске, получил «2»:</text:p>
          <text:p text:style-name="P34">(25-(7+8+6))/<text:span text:style-name="T2">25 = 4/25</text:span></text:p>
          <text:p text:style-name="P37"><text:s text:c="17"/>вероятность, что 3 ученика, вызванные к доске, получили «2»</text:p>
          <text:list>
            <text:list-item>
              <text:list>
                <text:list-item>
                  <text:list>
                    <text:list-header>
                      <text:p text:style-name="P40">(4/25)**3 = <text:span text:style-name="T5">0,004096</text:span></text:p>
                      <text:p text:style-name="P40"/>
                    </text:list-header>
                  </text:list>
                </text:list-item>
              </text:list>
            </text:list-item>
          </text:list>
        </text:list-item>
      </text:list>
      <text:list xml:id="list807006027786565276" text:style-name="L3">
        <text:list-item>
          <text:p text:style-name="P32">Найти производную функции 6*x^2-2*y.</text:p>
          <text:p text:style-name="P35">Не очень понятно какую именно производную и от какой функции. Если это функция двух переменных:</text:p>
          <text:p text:style-name="P41"><text:s text:c="18"/>z= 6*x^2-2*y </text:p>
          <text:list>
            <text:list-item>
              <text:list>
                <text:list-item>
                  <text:list>
                    <text:list-header>
                      <text:p text:style-name="P42">z'(x) = 12x <text:s text:c="8"/>z'(y) = -2</text:p>
                      <text:p text:style-name="P38">Если это функция одной переменной:</text:p>
                      <text:p text:style-name="P39"><text:span text:style-name="T6">выражаем </text:span><text:span text:style-name="T4">y : y =3x^2</text:span></text:p>
                      <text:p text:style-name="P42">y' = 6x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7-25T01:32:03.89</dc:date>
    <dc:creator>alex </dc:creator>
    <meta:generator>OpenOffice/4.1.7$Win32 OpenOffice.org_project/417m1$Build-9800</meta:generator>
    <meta:editing-duration>PT34M59S</meta:editing-duration>
    <meta:editing-cycles>1</meta:editing-cycles>
    <meta:document-statistic meta:table-count="0" meta:image-count="0" meta:object-count="0" meta:page-count="3" meta:paragraph-count="55" meta:word-count="298" meta:character-count="1848"/>
  </office:meta>
</office:document-meta>
</file>